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5.964cm"/>
    </style:style>
    <style:style style:name="co5" style:family="table-column">
      <style:table-column-properties fo:break-before="auto" style:column-width="3.376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297cm"/>
    </style:style>
    <style:style style:name="co9" style:family="table-column">
      <style:table-column-properties fo:break-before="auto" style:column-width="3.457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7.325cm"/>
    </style:style>
    <style:style style:name="co12" style:family="table-column">
      <style:table-column-properties fo:break-before="auto" style:column-width="7.216cm"/>
    </style:style>
    <style:style style:name="co13" style:family="table-column">
      <style:table-column-properties fo:break-before="auto" style:column-width="6.426cm"/>
    </style:style>
    <style:style style:name="co14" style:family="table-column">
      <style:table-column-properties fo:break-before="auto" style:column-width="5.364cm"/>
    </style:style>
    <style:style style:name="co15" style:family="table-column">
      <style:table-column-properties fo:break-before="auto" style:column-width="4.657cm"/>
    </style:style>
    <style:style style:name="co16" style:family="table-column">
      <style:table-column-properties fo:break-before="auto" style:column-width="5.473cm"/>
    </style:style>
    <style:style style:name="co17" style:family="table-column">
      <style:table-column-properties fo:break-before="auto" style:column-width="5.90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b4c7dc" fo:wrap-option="wrap" fo:border="0.99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8f2a1" fo:wrap-option="wrap" fo:border="0.99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ffd428" fo:wrap-option="wrap" fo:border="0.99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81d41a" fo:wrap-option="wrap" fo:border="0.99pt solid #000000"/>
    </style:style>
    <style:style style:name="ce10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ld Age Pla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1" office:value-type="string" calcext:value-type="string" table:number-columns-spanned="4" table:number-rows-spanned="1">
            <text:p>Mummy Daddy Old Age Plan</text:p>
          </table:table-cell>
          <table:covered-table-cell table:number-columns-repeated="3"/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4" office:value-type="string" calcext:value-type="string">
            <text:p>Scenario</text:p>
          </table:table-cell>
          <table:table-cell table:style-name="ce4" office:value-type="string" calcext:value-type="string">
            <text:p>Place of residence of living parent</text:p>
          </table:table-cell>
          <table:table-cell table:style-name="ce4" office:value-type="string" calcext:value-type="string">
            <text:p>Transport facilities for living parent</text:p>
          </table:table-cell>
          <table:table-cell table:style-name="ce4" office:value-type="string" calcext:value-type="string">
            <text:p>Crucial medication for living parent</text:p>
          </table:table-cell>
          <table:table-cell table:style-name="ce4" office:value-type="string" calcext:value-type="string">
            <text:p>Immediate family support in case of the calamity</text:p>
          </table:table-cell>
          <table:table-cell table:style-name="ce5" office:value-type="string" calcext:value-type="string">
            <text:p>Mummy and Daddy input after discussions</text:p>
          </table:table-cell>
        </table:table-row>
        <table:table-row table:style-name="ro2">
          <table:table-cell office:value-type="string" calcext:value-type="string">
            <text:p>Mummy becomes paraly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ddy becomes paralys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Mummy+Daddy becomes paraly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mmy dies and Daddy li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ddy dies and Mummy liv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th Mummy and Daddy di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ddy gets dement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mmy gets dementia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Both Mummy and Daddy get dement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mmy is on life suppor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ddy is on life support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Both Mummy and Daddy is on life suppor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ddy gets a chronic illne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ddy gets a stroke/heart att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mmy gets a chronic illne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mmy gets a stroke/heart attack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Both Mummy and Daddy get a stroke/heart attack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Both Mummy and Daddy gets a chronic illne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mmy gets canc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ddy gets cance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Both Mummy and Daddy gets canc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mmy gets a terminal illne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ddy gets a terminal illness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Both Mummy and Daddy gets a terminal illness</text:p>
          </table:table-cell>
          <table:table-cell table:number-columns-repeated="5"/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trategy and important questions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default-cell-style-name="ce3"/>
        <table:table-column table:style-name="co7" table:number-columns-repeated="2" table:default-cell-style-name="ce3"/>
        <table:table-row table:style-name="ro5">
          <table:table-cell table:style-name="ce6" office:value-type="string" calcext:value-type="string">
            <text:p>Strategic questions to ask</text:p>
          </table:table-cell>
          <table:table-cell table:style-name="ce6" office:value-type="string" calcext:value-type="string">
            <text:p>Answer for:</text:p>
          </table:table-cell>
          <table:table-cell table:style-name="ce6"/>
          <table:table-cell table:style-name="ce6" office:value-type="string" calcext:value-type="string">
            <text:p>Strategic topics to learn about now to be prepared</text:p>
          </table:table-cell>
          <table:table-cell table:style-name="ce6" office:value-type="string" calcext:value-type="string">
            <text:p>Answer or deadline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Mummy</text:p>
          </table:table-cell>
          <table:table-cell table:style-name="ce7" office:value-type="string" calcext:value-type="string">
            <text:p>Daddy</text:p>
          </table:table-cell>
          <table:table-cell/>
          <table:table-cell table:style-name="ce9" office:value-type="string" calcext:value-type="string">
            <text:p>Ett</text:p>
          </table:table-cell>
          <table:table-cell table:style-name="ce9" office:value-type="string" calcext:value-type="string">
            <text:p>Iron Man</text:p>
          </table:table-cell>
          <table:table-cell table:style-name="ce9" office:value-type="string" calcext:value-type="string">
            <text:p>KD</text:p>
          </table:table-cell>
        </table:table-row>
        <table:table-row table:style-name="ro2">
          <table:table-cell office:value-type="string" calcext:value-type="string">
            <text:p>Do you want Burial or Cremation?</text:p>
          </table:table-cell>
          <table:table-cell/>
          <table:table-cell table:style-name="ce8"/>
          <table:table-cell office:value-type="string" calcext:value-type="string">
            <text:p>How to deal with dement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here do you want to be buried or cremated?</text:p>
          </table:table-cell>
          <table:table-cell table:number-columns-repeated="2"/>
          <table:table-cell office:value-type="string" calcext:value-type="string">
            <text:p>How to deal with paralys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1">Do you want a funeral ceremony and if yes, </text:span>where do you want the funeral ceremony to be held?</text:p>
          </table:table-cell>
          <table:table-cell table:number-columns-repeated="2"/>
          <table:table-cell office:value-type="string" calcext:value-type="string">
            <text:p>How to deal with transition into old ag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s there a specific priest you want to conduct the final rites?</text:p>
          </table:table-cell>
          <table:table-cell table:number-columns-repeated="2"/>
          <table:table-cell office:value-type="string" calcext:value-type="string">
            <text:p>How old age homes wor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ho do you want to have to do your final rites and disposal of ashes?</text:p>
          </table:table-cell>
          <table:table-cell table:number-columns-repeated="2"/>
          <table:table-cell office:value-type="string" calcext:value-type="string">
            <text:p>How the burial or cremation process work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hat type of religious rite do you want to follow upon death? Christianity, Hindu, Islam, Tamil</text:p>
          </table:table-cell>
          <table:table-cell table:number-columns-repeated="2"/>
          <table:table-cell office:value-type="string" calcext:value-type="string">
            <text:p>Who will be the residing priest for final rites and funer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re there any last requests which needs to be carried out?</text:p>
          </table:table-cell>
          <table:table-cell table:number-columns-repeated="2"/>
          <table:table-cell office:value-type="string" calcext:value-type="string">
            <text:p>What funds are needed for old age care for dementia, paralyses, old age homes etc.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hich family members do you want us to invite for funeral?</text:p>
          </table:table-cell>
          <table:table-cell table:number-columns-repeated="2"/>
          <table:table-cell office:value-type="string" calcext:value-type="string">
            <text:p>How should a younger generation behave and adapt their mannerisms around and old person with ailments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hich family friends do you want us to invite for funeral?</text:p>
          </table:table-cell>
          <table:table-cell table:number-columns-repeated="2"/>
          <table:table-cell office:value-type="string" calcext:value-type="string">
            <text:p>How a funeral is conducted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ho do you not want to invite to your funeral?</text:p>
          </table:table-cell>
          <table:table-cell table:number-columns-repeated="2"/>
          <table:table-cell office:value-type="string" calcext:value-type="string">
            <text:p>What final rites and other prayers are done?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What clothes and accessories do you want to have when you are dead?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hat type of coffin box do you want?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you wish to become an organ donor?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you want us to donate something upon your death?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If the partner dies but you are alive, where do you want to stay?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re you aware of the common symptoms that old age brings?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we pull the plug if you are on life support?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w long after you die do you want your funeral to happen?</text:p>
          </table:table-cell>
          <table:table-cell table:number-columns-repeated="6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tt, iron man and KD contingency plan" table:style-name="ta1">
        <table:table-column table:style-name="co12" table:default-cell-style-name="ce3"/>
        <table:table-column table:style-name="co13" table:default-cell-style-name="ce3"/>
        <table:table-column table:style-name="co12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row table:style-name="ro6">
          <table:table-cell table:style-name="ce10" office:value-type="string" calcext:value-type="string">
            <text:p>When Mummy dies we should:</text:p>
          </table:table-cell>
          <table:table-cell table:style-name="ce10" office:value-type="string" calcext:value-type="string">
            <text:p>When Daddy dies we should:</text:p>
          </table:table-cell>
          <table:table-cell table:style-name="ce10" office:value-type="string" calcext:value-type="string">
            <text:p>When Mummy+Daddy dies we should:</text:p>
          </table:table-cell>
          <table:table-cell table:style-name="ce10" office:value-type="string" calcext:value-type="string">
            <text:p>When Ett dies we should:</text:p>
          </table:table-cell>
          <table:table-cell table:style-name="ce10" office:value-type="string" calcext:value-type="string">
            <text:p>When Iron Man dies we should:</text:p>
          </table:table-cell>
          <table:table-cell table:style-name="ce10" office:value-type="string" calcext:value-type="string">
            <text:p>When Ett+Iron man dies we should:</text:p>
          </table:table-cell>
          <table:table-cell table:style-name="ce10" office:value-type="string" calcext:value-type="string">
            <text:p>When KD dies we should:</text:p>
          </table:table-cell>
          <table:table-cell table:style-name="ce10" table:number-columns-repeated="2"/>
        </table:table-row>
        <table:table-row table:style-name="ro2" table:number-rows-repeated="104857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00/00/00</text:date>, <text:time style:data-style-name="N2" text:time-value="20:25:38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21:59:51.290000000</meta:creation-date>
    <meta:generator>LibreOffice/7.1.1.2$Windows_X86_64 LibreOffice_project/fe0b08f4af1bacafe4c7ecc87ce55bb426164676</meta:generator>
    <dc:date>2022-02-10T20:53:42.139000000</dc:date>
    <meta:editing-duration>PT1H5M2S</meta:editing-duration>
    <meta:editing-cycles>56</meta:editing-cycles>
    <meta:document-statistic meta:table-count="3" meta:cell-count="75" meta:object-count="0"/>
  </office:meta>
</office:document-meta>
</file>